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erif" officeooo:rsid="000e84fa" officeooo:paragraph-rsid="000e84fa"/>
    </style:style>
    <style:style style:name="P2" style:family="paragraph" style:parent-style-name="Standard">
      <style:text-properties style:font-name="FreeSerif" officeooo:rsid="0017b8a9" officeooo:paragraph-rsid="0017b8a9"/>
    </style:style>
    <style:style style:name="P3" style:family="paragraph" style:parent-style-name="Standard">
      <style:text-properties style:font-name="FreeSerif" fo:font-weight="bold" officeooo:rsid="001b3a26" officeooo:paragraph-rsid="001b3a26" style:font-weight-asian="bold" style:font-weight-complex="bold"/>
    </style:style>
    <style:style style:name="P4" style:family="paragraph" style:parent-style-name="Standard">
      <style:text-properties style:font-name="FreeSerif" fo:font-weight="bold" officeooo:rsid="001897ce" officeooo:paragraph-rsid="001897ce" style:font-weight-asian="bold" style:font-weight-complex="bold"/>
    </style:style>
    <style:style style:name="P5" style:family="paragraph" style:parent-style-name="Standard">
      <style:text-properties style:font-name="FreeSerif" officeooo:rsid="001b3a26" officeooo:paragraph-rsid="001b3a26"/>
    </style:style>
    <style:style style:name="P6" style:family="paragraph" style:parent-style-name="Text_20_body">
      <style:text-properties style:font-name="FreeSerif"/>
    </style:style>
    <style:style style:name="P7" style:family="paragraph" style:parent-style-name="Text_20_body">
      <style:text-properties style:font-name="FreeSerif" fo:font-weight="bold" style:font-weight-asian="bold" style:font-weight-complex="bold"/>
    </style:style>
    <style:style style:name="P8" style:family="paragraph" style:parent-style-name="Text_20_body">
      <style:text-properties style:font-name="FreeSerif" fo:font-weight="bold" officeooo:rsid="00301b13" officeooo:paragraph-rsid="00301b13" style:font-weight-asian="bold" style:font-weight-complex="bold"/>
    </style:style>
    <style:style style:name="P9" style:family="paragraph" style:parent-style-name="Text_20_body">
      <style:text-properties style:font-name="FreeSerif" officeooo:rsid="000e84fa"/>
    </style:style>
    <style:style style:name="P10" style:family="paragraph" style:parent-style-name="Text_20_body">
      <style:text-properties style:font-name="FreeSerif" officeooo:rsid="002bf709" officeooo:paragraph-rsid="002bf709"/>
    </style:style>
    <style:style style:name="P11" style:family="paragraph" style:parent-style-name="Text_20_body">
      <style:text-properties style:font-name="FreeSerif" officeooo:paragraph-rsid="002bf709"/>
    </style:style>
    <style:style style:name="P12" style:family="paragraph" style:parent-style-name="Text_20_body">
      <style:text-properties style:font-name="FreeSerif" officeooo:rsid="00301b13" officeooo:paragraph-rsid="00301b13"/>
    </style:style>
    <style:style style:name="P13" style:family="paragraph" style:parent-style-name="Text_20_body">
      <style:text-properties officeooo:paragraph-rsid="002bf709"/>
    </style:style>
    <style:style style:name="P14" style:family="paragraph" style:parent-style-name="Text_20_body">
      <style:paragraph-properties fo:break-before="page"/>
      <style:text-properties style:font-name="FreeSerif"/>
    </style:style>
    <style:style style:name="P15" style:family="paragraph" style:parent-style-name="Text_20_body">
      <style:paragraph-properties fo:break-before="page"/>
      <style:text-properties style:font-name="FreeSerif" officeooo:paragraph-rsid="002bf709"/>
    </style:style>
    <style:style style:name="P16" style:family="paragraph" style:parent-style-name="Heading_20_3">
      <style:text-properties fo:font-size="12pt" officeooo:rsid="001b5356" officeooo:paragraph-rsid="001d1c00" style:font-size-asian="12pt" style:font-size-complex="12pt"/>
    </style:style>
    <style:style style:name="P17" style:family="paragraph" style:parent-style-name="Heading_20_3">
      <style:text-properties style:font-name="FreeSans" fo:font-size="12pt" officeooo:rsid="000e84fa" officeooo:paragraph-rsid="000e84fa" style:font-size-asian="12pt" style:font-size-complex="12pt"/>
    </style:style>
    <style:style style:name="P18" style:family="paragraph" style:parent-style-name="Heading_20_3">
      <style:text-properties style:font-name="FreeSerif" fo:font-size="12pt" officeooo:rsid="00301b13" officeooo:paragraph-rsid="00301b13" style:font-size-asian="12pt" style:font-size-complex="12pt"/>
    </style:style>
    <style:style style:name="P19" style:family="paragraph" style:parent-style-name="Heading_20_3">
      <style:paragraph-properties fo:break-before="page"/>
      <style:text-properties fo:font-size="12pt" officeooo:rsid="001e4692" officeooo:paragraph-rsid="001e4692" style:font-size-asian="12pt" style:font-size-complex="12pt"/>
    </style:style>
    <style:style style:name="P20" style:family="paragraph">
      <loext:graphic-properties draw:fill="solid" draw:fill-color="#eeeeee"/>
      <style:text-properties style:font-name="Source Code Pro Medium" fo:font-size="10pt" style:font-size-asian="10pt" style:font-size-complex="10pt"/>
    </style:style>
    <style:style style:name="P21" style:family="paragraph">
      <loext:graphic-properties draw:fill="solid" draw:fill-color="#eeeeee"/>
      <style:text-properties style:font-name="FreeSerif" fo:font-size="11pt" style:font-size-asian="11pt" style:font-size-complex="11pt"/>
    </style:style>
    <style:style style:name="T1" style:family="text">
      <style:text-properties officeooo:rsid="000fa27d"/>
    </style:style>
    <style:style style:name="T2" style:family="text">
      <style:text-properties style:font-name="FreeSerif"/>
    </style:style>
    <style:style style:name="T3" style:family="text">
      <style:text-properties style:font-name="FreeSerif" officeooo:rsid="000ff39b"/>
    </style:style>
    <style:style style:name="T4" style:family="text">
      <style:text-properties style:font-name="FreeSerif" officeooo:rsid="002bf709"/>
    </style:style>
    <style:style style:name="T5" style:family="text">
      <style:text-properties officeooo:rsid="0019489e"/>
    </style:style>
    <style:style style:name="T6" style:family="text">
      <style:text-properties officeooo:rsid="00219583"/>
    </style:style>
    <style:style style:name="T7" style:family="text">
      <style:text-properties officeooo:rsid="002bf709"/>
    </style:style>
    <style:style style:name="T8" style:family="text">
      <style:text-properties fo:color="#000000" style:font-name="Source Code Pro Medium" fo:font-size="10pt" style:font-size-asian="10pt" style:font-name-complex="FreeSerif" style:font-size-complex="10pt"/>
    </style:style>
    <style:style style:name="T9" style:family="text">
      <style:text-properties fo:color="#0000aa" style:font-name="Source Code Pro Medium" fo:font-size="10pt" style:font-size-asian="10pt" style:font-name-complex="FreeSerif" style:font-size-complex="10pt"/>
    </style:style>
    <style:style style:name="T10" style:family="text">
      <style:text-properties fo:color="#1e90ff" style:font-name="Source Code Pro Medium" fo:font-size="10pt" style:font-size-asian="10pt" style:font-name-complex="FreeSerif" style:font-size-complex="10pt"/>
    </style:style>
    <style:style style:name="T11" style:family="text">
      <style:text-properties fo:color="#009999" style:font-name="Source Code Pro Medium" fo:font-size="10pt" style:font-size-asian="10pt" style:font-name-complex="FreeSerif" style:font-size-complex="10pt"/>
    </style:style>
    <style:style style:name="T12" style:family="text">
      <style:text-properties fo:color="#00aaaa" style:font-name="Source Code Pro Medium" fo:font-size="10pt" style:font-size-asian="10pt" style:font-name-complex="FreeSerif" style:font-size-complex="10pt"/>
    </style:style>
    <style:style style:name="T13" style:family="text">
      <style:text-properties fo:color="#aa5500" style:font-name="Source Code Pro Medium" fo:font-size="10pt" style:font-size-asian="10pt" style:font-name-complex="FreeSerif" style:font-size-complex="10pt"/>
    </style:style>
    <style:style style:name="T14" style:family="text">
      <style:text-properties fo:color="#000000" style:font-name="FreeSerif" fo:font-size="11pt" style:font-size-asian="11pt" style:font-name-complex="FreeSerif" style:font-size-complex="11pt"/>
    </style:style>
    <style:style style:name="T15" style:family="text">
      <style:text-properties fo:color="#00aa00" style:font-name="Source Code Pro Medium" fo:font-size="10pt" style:font-size-asian="10pt" style:font-name-complex="FreeSerif" style:font-size-complex="10pt"/>
    </style:style>
    <style:style style:name="T16" style:family="text">
      <style:text-properties fo:color="#ff0000" style:font-name="Source Code Pro Medium" fo:font-size="10pt" style:font-size-asian="10pt" style:font-name-complex="FreeSerif" style:font-size-complex="10pt"/>
    </style:style>
    <style:style style:name="gr1" style:family="graphic">
      <style:graphic-properties draw:stroke="solid" svg:stroke-color="#000000" draw:fill="solid" draw:fill-color="#eeeeee" fo:min-height="3.85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1.009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eeeeee" fo:min-height="1.5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eeeeee" fo:min-height="0.336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0.5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1.9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eeeeee" fo:min-height="0.8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fo:min-height="0.168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Command</text:h>
      <text:p text:style-name="P6">The <text:span text:style-name="T6">purpose of the</text:span> Command design pattern <text:span text:style-name="T6">is to separate the receiver of a request from the one invoking it. This is done by encapsulating the information needed to perform the request in an object. This information includes method call, arguments and the object to which the method belongs. The Command pattern typically consists of four components: the Command, the Receiver, the Invoker and the Client. The Command works as the before-mentioned encapsulating object. A command can be an interface containing a method called execute(). This interface can then be implemented as concrete commands to define, for any number of actions, the receiving object, which of its methods that should be called and possible parameters. The Receiver is the object responsible for performing the actual action requested. The Invoker is the object requesting the action. The Invoker knows nothing about how the action is performed, it only knows the commands’ interface. The Client can be used to supply the invoker the correct command. Example of further benefits of the Command pattern, except the separation of requester from invoker, is that it allows for queuing and scheduling of requests and it might be implemented to allow for undoing actions. [1]</text:span></text:p>
      <text:p text:style-name="P10">The following code exemplifies how the Command pattern can be implemented in Java. </text:p>
      <text:p text:style-name="P10"><draw:frame text:anchor-type="paragraph" draw:z-index="4" draw:name="Shape2" draw:style-name="gr5" draw:text-style-name="P20" svg:width="6.4732in" svg:height="0.7661in" svg:x="0.0217in" svg:y="0.1118in"><draw:text-box><text:p><text:span text:style-name="T9">public</text:span><text:span text:style-name="T8"> </text:span><text:span text:style-name="T9">interface</text:span><text:span text:style-name="T8"> </text:span><text:span text:style-name="T15">Command</text:span><text:span text:style-name="T8"> {</text:span></text:p><text:p><text:span text:style-name="T8"><text:s text:c="2"/></text:span><text:span text:style-name="T9">public</text:span><text:span text:style-name="T8"> </text:span><text:span text:style-name="T12">void</text:span><text:span text:style-name="T8"> </text:span><text:span text:style-name="T15">execute</text:span><text:span text:style-name="T8">();</text:span></text:p><text:p><text:span text:style-name="T8">}</text:span></text:p></draw:text-box></draw:frame></text:p>
      <text:h text:style-name="P17" text:outline-level="3">Iterator</text:h>
      <text:p text:style-name="P6"/>
      <text:p text:style-name="P6"><draw:frame text:anchor-type="paragraph" draw:z-index="5" draw:name="Shape2" draw:style-name="gr6" draw:text-style-name="P20" svg:width="6.4732in" svg:height="2.1661in" svg:x="0.0217in" svg:y="0.1118in"><draw:text-box><text:p><text:span text:style-name="T9">public</text:span><text:span text:style-name="T8"> </text:span><text:span text:style-name="T9">class</text:span><text:span text:style-name="T8"> </text:span><text:span text:style-name="T15">ConcreteCommand</text:span><text:span text:style-name="T8"> </text:span><text:span text:style-name="T9">implements</text:span><text:span text:style-name="T8"> Command {</text:span></text:p><text:p><text:span text:style-name="T8"><text:s text:c="4"/></text:span><text:span text:style-name="T9">private</text:span><text:span text:style-name="T8"> Receiver receiver;</text:span></text:p><text:p><text:span text:style-name="T8"><text:s text:c="4"/></text:span></text:p><text:p><text:span text:style-name="T8"><text:s text:c="4"/></text:span><text:span text:style-name="T9">public</text:span><text:span text:style-name="T8"> </text:span><text:span text:style-name="T12">void</text:span><text:span text:style-name="T8"> </text:span><text:span text:style-name="T15">Command</text:span><text:span text:style-name="T8">(Receiver receiver) {</text:span></text:p><text:p><text:span text:style-name="T8"><text:s text:c="8"/></text:span><text:span text:style-name="T9">this</text:span><text:span text:style-name="T8">.</text:span><text:span text:style-name="T10">receiver</text:span><text:span text:style-name="T8"> = receiver;</text:span></text:p><text:p><text:span text:style-name="T8"><text:s text:c="4"/></text:span><text:span text:style-name="T8">}</text:span></text:p><text:p><text:span text:style-name="T8"><text:s text:c="4"/></text:span></text:p><text:p><text:span text:style-name="T8"><text:s text:c="4"/></text:span><text:span text:style-name="T9">public</text:span><text:span text:style-name="T8"> </text:span><text:span text:style-name="T12">void</text:span><text:span text:style-name="T8"> </text:span><text:span text:style-name="T15">execute</text:span><text:span text:style-name="T8">() {</text:span></text:p><text:p><text:span text:style-name="T8"><text:s text:c="8"/></text:span><text:span text:style-name="T8">receiver.</text:span><text:span text:style-name="T10">performAction</text:span><text:span text:style-name="T8">();</text:span></text:p><text:p><text:span text:style-name="T8"><text:s text:c="4"/></text:span><text:span text:style-name="T8">}</text:span></text:p><text:p><text:span text:style-name="T8">}</text:span></text:p></draw:text-box></draw:frame><draw:frame text:anchor-type="paragraph" draw:z-index="6" draw:name="Shape2" draw:style-name="gr6" draw:text-style-name="P20" svg:width="6.474in" svg:height="2.1661in" svg:x="0.0217in" svg:y="2.4992in"><draw:text-box><text:p><text:span text:style-name="T9">public</text:span><text:span text:style-name="T8"> </text:span><text:span text:style-name="T9">class</text:span><text:span text:style-name="T8"> </text:span><text:span text:style-name="T15">Sender</text:span><text:span text:style-name="T8"> {</text:span></text:p><text:p><text:span text:style-name="T8"><text:s text:c="4"/></text:span><text:span text:style-name="T9">private</text:span><text:span text:style-name="T8"> Command command;</text:span></text:p><text:p><text:span text:style-name="T8"><text:s text:c="4"/></text:span></text:p><text:p><text:span text:style-name="T8"><text:s text:c="4"/></text:span><text:span text:style-name="T9">public</text:span><text:span text:style-name="T8"> </text:span><text:span text:style-name="T12">void</text:span><text:span text:style-name="T8"> </text:span><text:span text:style-name="T15">setCommand</text:span><text:span text:style-name="T8">(Command command) {</text:span></text:p><text:p><text:span text:style-name="T8"><text:s text:c="8"/></text:span><text:span text:style-name="T9">this</text:span><text:span text:style-name="T8">.</text:span><text:span text:style-name="T10">command</text:span><text:span text:style-name="T8"> = command;</text:span></text:p><text:p><text:span text:style-name="T8"><text:s text:c="4"/></text:span><text:span text:style-name="T8">}</text:span></text:p><text:p><text:span text:style-name="T8"><text:s text:c="4"/></text:span></text:p><text:p><text:span text:style-name="T8"><text:s text:c="4"/></text:span><text:span text:style-name="T9">public</text:span><text:span text:style-name="T8"> </text:span><text:span text:style-name="T12">void</text:span><text:span text:style-name="T8"> </text:span><text:span text:style-name="T15">sendRequest</text:span><text:span text:style-name="T8">() {</text:span></text:p><text:p><text:span text:style-name="T8"><text:s text:c="8"/></text:span><text:span text:style-name="T8">command.</text:span><text:span text:style-name="T10">execute</text:span><text:span text:style-name="T8">();</text:span></text:p><text:p><text:span text:style-name="T8"><text:s text:c="4"/></text:span><text:span text:style-name="T8">}</text:span></text:p><text:p><text:span text:style-name="T8">}</text:span></text:p></draw:text-box></draw:frame></text:p>
      <text:p text:style-name="P14"><draw:frame text:anchor-type="paragraph" draw:z-index="7" draw:name="Shape2" draw:style-name="gr7" draw:text-style-name="P20" svg:width="6.474in" svg:height="1.1161in" svg:x="0.0217in" svg:y="0.0819in"><draw:text-box><text:p><text:span text:style-name="T9">public</text:span><text:span text:style-name="T8"> </text:span><text:span text:style-name="T9">class</text:span><text:span text:style-name="T8"> </text:span><text:span text:style-name="T15">Receiver</text:span><text:span text:style-name="T8"> {</text:span></text:p><text:p><text:span text:style-name="T8"><text:s text:c="4"/></text:span><text:span text:style-name="T9">public</text:span><text:span text:style-name="T8"> </text:span><text:span text:style-name="T12">void</text:span><text:span text:style-name="T8"> </text:span><text:span text:style-name="T15">performAction</text:span><text:span text:style-name="T8">() {</text:span></text:p><text:p><text:span text:style-name="T8"><text:s text:c="8"/></text:span><text:span text:style-name="T8">System.</text:span><text:span text:style-name="T10">out</text:span><text:span text:style-name="T8">.</text:span><text:span text:style-name="T10">println</text:span><text:span text:style-name="T8">(</text:span><text:span text:style-name="T16">“</text:span><text:span text:style-name="T8">Action performed</text:span><text:span text:style-name="T16">”</text:span><text:span text:style-name="T8">);</text:span></text:p><text:p><text:span text:style-name="T8"><text:s text:c="4"/></text:span><text:span text:style-name="T8">}</text:span></text:p><text:p><text:span text:style-name="T8">}</text:span></text:p></draw:text-box></draw:frame></text:p>
      <text:p text:style-name="P6"/>
      <text:p text:style-name="P6"/>
      <text:p text:style-name="P6"/>
      <text:p text:style-name="P6"/>
      <text:p text:style-name="P6"><draw:frame text:anchor-type="paragraph" draw:z-index="8" draw:name="Shape2" draw:style-name="gr6" draw:text-style-name="P20" svg:width="6.474in" svg:height="2.1661in" svg:x="0.0217in" svg:y="0.0819in"><draw:text-box><text:p><text:span text:style-name="T9">public</text:span><text:span text:style-name="T8"> </text:span><text:span text:style-name="T9">class</text:span><text:span text:style-name="T8"> </text:span><text:span text:style-name="T15">NewMain</text:span><text:span text:style-name="T8"> {</text:span></text:p><text:p><text:span text:style-name="T8"/></text:p><text:p><text:span text:style-name="T8"><text:s text:c="4"/></text:span><text:span text:style-name="T9">public</text:span><text:span text:style-name="T8"> </text:span><text:span text:style-name="T9">static</text:span><text:span text:style-name="T8"> </text:span><text:span text:style-name="T12">void</text:span><text:span text:style-name="T8"> </text:span><text:span text:style-name="T15">main</text:span><text:span text:style-name="T8">(String[] args) {</text:span></text:p><text:p><text:span text:style-name="T8"><text:s text:c="8"/></text:span><text:span text:style-name="T8">Sender sender = </text:span><text:span text:style-name="T9">new</text:span><text:span text:style-name="T8"> Sender();</text:span></text:p><text:p><text:span text:style-name="T8"><text:s text:c="8"/></text:span><text:span text:style-name="T8">Receiver receiver = </text:span><text:span text:style-name="T9">new</text:span><text:span text:style-name="T8"> Receiver();</text:span></text:p><text:p><text:span text:style-name="T8"><text:s text:c="8"/></text:span><text:span text:style-name="T8">Command command = </text:span><text:span text:style-name="T9">new</text:span><text:span text:style-name="T8"> ConcreteCommand(receiver);</text:span></text:p><text:p><text:span text:style-name="T8"><text:s text:c="8"/></text:span></text:p><text:p><text:span text:style-name="T8"><text:s text:c="8"/></text:span><text:span text:style-name="T8">sender.</text:span><text:span text:style-name="T10">setCommand</text:span><text:span text:style-name="T8">(command);</text:span></text:p><text:p><text:span text:style-name="T8"><text:s text:c="8"/></text:span><text:span text:style-name="T8">sender.</text:span><text:span text:style-name="T10">sendRequest</text:span><text:span text:style-name="T8">(); <text:s text:c="7"/></text:span></text:p><text:p><text:span text:style-name="T8"><text:s text:c="4"/></text:span><text:span text:style-name="T8">}</text:span></text:p><text:p><text:span text:style-name="T8">}</text:span></text:p></draw:text-box></draw:frame></text:p>
      <text:p text:style-name="P6"/>
      <text:p text:style-name="P6"/>
      <text:p text:style-name="P6"/>
      <text:p text:style-name="P6"/>
      <text:p text:style-name="P6"/>
      <text:p text:style-name="P6"/>
      <text:p text:style-name="P6"/>
      <text:p text:style-name="P8">Output</text:p>
      <text:p text:style-name="P12"><draw:frame text:anchor-type="paragraph" draw:z-index="9" draw:name="Shape2" draw:style-name="gr8" draw:text-style-name="P21" svg:width="6.4732in" svg:height="0.4094in" svg:x="0.0217in" svg:y="0.1118in"><draw:text-box><text:p><text:span text:style-name="T14">Action performed.</text:span></text:p></draw:text-box></draw:frame></text:p>
      <text:p text:style-name="P12"/>
      <text:p text:style-name="P12"/>
      <text:h text:style-name="P18" text:outline-level="3">Iterator</text:h>
      <text:p text:style-name="P6">The Iterator design pattern offers the possibility to traverse and access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2]</text:p>
      <text:p text:style-name="P6">In Java, the Iterator interface contains <text:span text:style-name="T1">the following methods: next(), which returns the next element. hasNext(), which returns true if there are more elements to traverse in the collection. remove(), which removes the last element returned by the next() method. forEachRemaining(Consumer&lt;? Super E&gt; action), which performs a given action on all remaining elements. [3] </text:span></text:p>
      <text:p text:style-name="P11"/>
      <text:p text:style-name="P15">The following code exemplifies how to remove elements from a list while traversing the list with an iterator. </text:p>
      <text:p text:style-name="P1"><draw:frame text:anchor-type="paragraph" draw:z-index="0" draw:name="Shape2" draw:style-name="gr1" draw:text-style-name="P20" svg:width="6.4732in" svg:height="4.0913in" svg:x="0.0217in" svg:y="0.0575in"><draw:text-box><text:p><text:span text:style-name="T8">List&lt;Integer&gt; numberList = </text:span><text:span text:style-name="T9">new</text:span><text:span text:style-name="T8"> ArrayList();</text:span></text:p><text:p><text:span text:style-name="T8">numberList.</text:span><text:span text:style-name="T10">add</text:span><text:span text:style-name="T8">(</text:span><text:span text:style-name="T11">10</text:span><text:span text:style-name="T8">);</text:span></text:p><text:p><text:span text:style-name="T8">numberList.</text:span><text:span text:style-name="T10">add</text:span><text:span text:style-name="T8">(</text:span><text:span text:style-name="T11">15</text:span><text:span text:style-name="T8">);</text:span></text:p><text:p><text:span text:style-name="T8">numberList.</text:span><text:span text:style-name="T10">add</text:span><text:span text:style-name="T8">(</text:span><text:span text:style-name="T11">20</text:span><text:span text:style-name="T8">);</text:span></text:p><text:p><text:span text:style-name="T8"><text:s text:c="8"/></text:span></text:p><text:p><text:span text:style-name="T9">for</text:span><text:span text:style-name="T8"> (</text:span><text:span text:style-name="T12">int</text:span><text:span text:style-name="T8"> number : numberList) {</text:span></text:p><text:p><text:span text:style-name="T8"><text:tab/></text:span><text:span text:style-name="T8">System.</text:span><text:span text:style-name="T10">out</text:span><text:span text:style-name="T8">.</text:span><text:span text:style-name="T10">println</text:span><text:span text:style-name="T8">(number);</text:span></text:p><text:p><text:span text:style-name="T8">}</text:span></text:p><text:p><text:span text:style-name="T8"><text:s text:c="8"/></text:span></text:p><text:p><text:span text:style-name="T8">System.</text:span><text:span text:style-name="T10">out</text:span><text:span text:style-name="T8">.</text:span><text:span text:style-name="T10">println</text:span><text:span text:style-name="T8">(</text:span><text:span text:style-name="T13">""</text:span><text:span text:style-name="T8">);</text:span></text:p><text:p><text:span text:style-name="T8"><text:s text:c="8"/></text:span></text:p><text:p><text:span text:style-name="T8">Iterator numberIt = numberList.</text:span><text:span text:style-name="T10">iterator</text:span><text:span text:style-name="T8">();</text:span></text:p><text:p><text:span text:style-name="T8"><text:s text:c="8"/></text:span></text:p><text:p><text:span text:style-name="T9">while</text:span><text:span text:style-name="T8"> (numberIt.</text:span><text:span text:style-name="T10">hasNext</text:span><text:span text:style-name="T8">()) {</text:span></text:p><text:p><text:span text:style-name="T8"><text:tab/></text:span><text:span text:style-name="T9">if</text:span><text:span text:style-name="T8"> ((</text:span><text:span text:style-name="T12">int</text:span><text:span text:style-name="T8">) numberIt.</text:span><text:span text:style-name="T10">next</text:span><text:span text:style-name="T8">() &lt; </text:span><text:span text:style-name="T11">15</text:span><text:span text:style-name="T8">) {</text:span></text:p><text:p><text:span text:style-name="T8"><text:tab/></text:span><text:span text:style-name="T8"><text:tab/></text:span><text:span text:style-name="T8"><text:tab/></text:span><text:span text:style-name="T8">numberIt.</text:span><text:span text:style-name="T10">remove</text:span><text:span text:style-name="T8">();</text:span></text:p><text:p><text:span text:style-name="T8"><text:tab/></text:span><text:span text:style-name="T8">}</text:span></text:p><text:p><text:span text:style-name="T8">}</text:span></text:p><text:p><text:span text:style-name="T8"><text:s text:c="8"/></text:span></text:p><text:p><text:span text:style-name="T9">for</text:span><text:span text:style-name="T8"> (</text:span><text:span text:style-name="T12">int</text:span><text:span text:style-name="T8"> number : numberList) {</text:span></text:p><text:p><text:span text:style-name="T8"><text:tab/></text:span><text:span text:style-name="T8">System.</text:span><text:span text:style-name="T10">out</text:span><text:span text:style-name="T8">.</text:span><text:span text:style-name="T10">println</text:span><text:span text:style-name="T8">(number);</text:span></text:p><text:p><text:span text:style-name="T8">}</text:span></text:p></draw:text-box></draw:frame></text:p>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utput</text:p>
      <text:p text:style-name="P6"><draw:frame text:anchor-type="paragraph" draw:z-index="1" draw:name="Shape2" draw:style-name="gr2" draw:text-style-name="P21" svg:width="6.4732in" svg:height="1.2496in" svg:x="0.0217in" svg:y="0.1236in"><draw:text-box><text:p><text:span text:style-name="T14">10</text:span></text:p><text:p><text:span text:style-name="T14">15</text:span></text:p><text:p><text:span text:style-name="T14">20</text:span></text:p><text:p><text:span text:style-name="T14"/></text:p><text:p><text:span text:style-name="T14">15</text:span></text:p><text:p><text:span text:style-name="T14">20</text:span></text:p></draw:text-box></draw:frame></text:p>
      <text:p text:style-name="P6"/>
      <text:p text:style-name="P6"/>
      <text:p text:style-name="P6"/>
      <text:p text:style-name="P6"/>
      <text:p text:style-name="P6"/>
      <text:p text:style-name="P6"/>
      <text:p text:style-name="P14">The following code exemplifies how <text:span text:style-name="T5">to apply an action to all elements that remains after the last element returned by next(). </text:span></text:p>
      <text:p text:style-name="P2"><draw:frame text:anchor-type="paragraph" draw:z-index="2" draw:name="Shape2" draw:style-name="gr3" draw:text-style-name="P20" svg:width="6.4732in" svg:height="1.8161in" svg:x="0.0217in" svg:y="0.1118in"><draw:text-box><text:p><text:span text:style-name="T8">List&lt;Integer&gt; numberList = </text:span><text:span text:style-name="T9">new</text:span><text:span text:style-name="T8"> ArrayList();</text:span></text:p><text:p><text:span text:style-name="T8">numberList.</text:span><text:span text:style-name="T10">add</text:span><text:span text:style-name="T8">(</text:span><text:span text:style-name="T11">10</text:span><text:span text:style-name="T8">);</text:span></text:p><text:p><text:span text:style-name="T8">numberList.</text:span><text:span text:style-name="T10">add</text:span><text:span text:style-name="T8">(</text:span><text:span text:style-name="T11">15</text:span><text:span text:style-name="T8">);</text:span></text:p><text:p><text:span text:style-name="T8">numberList.</text:span><text:span text:style-name="T10">add</text:span><text:span text:style-name="T8">(</text:span><text:span text:style-name="T11">20</text:span><text:span text:style-name="T8">);</text:span></text:p><text:p><text:span text:style-name="T8"><text:s text:c="16"/></text:span></text:p><text:p><text:span text:style-name="T8">Iterator numberIt = numberList.</text:span><text:span text:style-name="T10">iterator</text:span><text:span text:style-name="T8">();</text:span></text:p><text:p><text:span text:style-name="T8"><text:s text:c="8"/></text:span></text:p><text:p><text:span text:style-name="T8">numberIt.</text:span><text:span text:style-name="T10">next</text:span><text:span text:style-name="T8">();</text:span></text:p><text:p><text:span text:style-name="T8">numberIt.</text:span><text:span text:style-name="T10">forEachRemaining</text:span><text:span text:style-name="T8">(System.</text:span><text:span text:style-name="T10">out</text:span><text:span text:style-name="T8">::println);</text:span></text:p></draw:text-box></draw:frame></text:p>
      <text:p text:style-name="P2"/>
      <text:p text:style-name="P2"/>
      <text:p text:style-name="P2"/>
      <text:p text:style-name="P2"/>
      <text:p text:style-name="P2"/>
      <text:p text:style-name="P2"/>
      <text:p text:style-name="P2"/>
      <text:p text:style-name="P2"/>
      <text:p text:style-name="P2"/>
      <text:p text:style-name="P2"/>
      <text:p text:style-name="P3"/>
      <text:p text:style-name="P7">Output</text:p>
      <text:p text:style-name="P5"><draw:frame text:anchor-type="paragraph" draw:z-index="3" draw:name="Shape2" draw:style-name="gr4" draw:text-style-name="P21" svg:width="6.4732in" svg:height="0.5776in" svg:x="0.0217in" svg:y="0.1118in"><draw:text-box><text:p><text:span text:style-name="T14">15</text:span></text:p><text:p><text:span text:style-name="T14">20</text:span></text:p></draw:text-box></draw:frame></text:p>
      <text:p text:style-name="P5"/>
      <text:h text:style-name="P19" text:outline-level="3">Källhänvisning</text:h>
      <text:p text:style-name="P13"><text:span text:style-name="T4">[1] Refactoring Guru. Command [Internet]. [cited 2020-02-13]. Available from: </text:span><text:a xlink:type="simple" xlink:href="https://refactoring.guru/design-patterns/command" text:style-name="Internet_20_link" text:visited-style-name="Visited_20_Internet_20_Link">https://refactoring.guru/design-patterns/command</text:a>.</text:p>
      <text:p text:style-name="P9">[<text:span text:style-name="T7">2</text:span>] Gamma, Helm, Johnson, Vlissides. Design Patterns. 1 ed. Addison-Wesley Professional; 1994.</text:p>
      <text:p text:style-name="Text_20_body"><text:span text:style-name="T3">[</text:span><text:span text:style-name="T4">3</text:span><text:span text:style-name="T3">] Oracle. Interface Iterator&lt;E&gt; [Internet]. [cited 2020-02-12]. Available from: </text:span><text:a xlink:type="simple" xlink:href="https://docs.oracle.com/javase/8/docs/api/java/util/Iterator.html" text:style-name="Internet_20_link" text:visited-style-name="Visited_20_Internet_20_Link"><text:span text:style-name="T2">https://docs.oracle.com/javase/8/docs/api/java/util/Iterator.html</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02:55.130860548</meta:creation-date>
    <dc:date>2020-02-13T15:30:28.198293601</dc:date>
    <meta:editing-duration>PT2H3M22S</meta:editing-duration>
    <meta:editing-cycles>17</meta:editing-cycles>
    <meta:generator>LibreOffice/6.0.7.3$Linux_X86_64 LibreOffice_project/00m0$Build-3</meta:generator>
    <meta:document-statistic meta:table-count="0" meta:image-count="0" meta:object-count="0" meta:page-count="5" meta:paragraph-count="16" meta:word-count="447" meta:character-count="3003" meta:non-whitespace-character-count="2567"/>
  </office:meta>
</office:document-meta>
</file>